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Big5" svg:font-family="'AR PL KaitiM Big5'" style:font-pitch="variable"/>
    <style:font-face style:name="AR PL UKai HK" svg:font-family="'AR PL UKai HK'" style:font-pitch="variable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.5pt" fo:letter-spacing="normal" style:font-size-asian="25.5pt" style:font-size-complex="25.5pt" loext:shadow="none"/>
    </style:style>
    <style:style style:name="P2" style:family="paragraph" style:parent-style-name="Standard">
      <style:text-properties fo:font-size="25.5pt" style:font-size-asian="25.5pt" style:font-size-complex="25.5pt"/>
    </style:style>
    <style:style style:name="T1" style:family="text">
      <style:text-properties fo:color="#ff0000"/>
    </style:style>
    <style:style style:name="T2" style:family="text">
      <style:text-properties fo:font-size="12pt"/>
    </style:style>
    <style:style style:name="T3" style:family="text">
      <style:text-properties style:font-name="文泉驿微米黑" style:font-name-asian="文泉驿微米黑"/>
    </style:style>
    <style:style style:name="T4" style:family="text">
      <style:text-properties style:font-name="文泉驿微米黑" fo:font-size="12pt" style:font-name-asian="文泉驿微米黑"/>
    </style:style>
    <style:style style:name="T5" style:family="text">
      <style:text-properties style:font-name="AR PL KaitiM Big5" style:font-name-asian="AR PL KaitiM Big5"/>
    </style:style>
    <style:style style:name="T6" style:family="text">
      <style:text-properties style:font-name="AR PL KaitiM Big5" fo:font-size="12pt" style:font-name-asian="AR PL KaitiM Big5"/>
    </style:style>
    <style:style style:name="T7" style:family="text">
      <style:text-properties style:font-name="AR PL UKai HK" style:font-name-asian="AR PL UKai HK"/>
    </style:style>
    <style:style style:name="T8" style:family="text">
      <style:text-properties style:font-name="AR PL UKai HK" fo:font-size="12pt" style:font-name-asian="AR PL UKai HK"/>
    </style:style>
    <style:style style:name="T9" style:family="text">
      <style:text-properties style:font-name="AR PL UKai HK" fo:font-size="16pt" style:font-name-asian="AR PL UKai HK" style:font-size-asian="16pt" style:font-size-complex="16pt"/>
    </style:style>
    <style:style style:name="T10" style:family="text">
      <style:text-properties style:font-name="AR PL UKai HK" fo:font-size="22pt" style:font-name-asian="AR PL UKai HK" style:font-size-asian="22pt" style:font-size-complex="22pt"/>
    </style:style>
    <style:style style:name="T11" style:family="text">
      <style:text-properties style:font-name="AR PL UKai HK" fo:font-size="23pt" style:font-name-asian="AR PL UKai HK" style:font-size-asian="23pt" style:font-size-complex="23pt"/>
    </style:style>
    <style:style style:name="T12" style:family="text">
      <style:text-properties style:font-name="AR PL UKai HK" fo:font-size="23.2000007629395pt" style:font-name-asian="AR PL UKai HK" style:font-size-asian="23.2000007629395pt" style:font-size-complex="23.2000007629395pt"/>
    </style:style>
    <style:style style:name="T13" style:family="text">
      <style:text-properties style:font-name="AR PL UKai HK" fo:font-size="23.5pt" style:font-name-asian="AR PL UKai HK" style:font-size-asian="23.5pt" style:font-size-complex="23.5pt"/>
    </style:style>
    <style:style style:name="T14" style:family="text">
      <style:text-properties style:font-name="AR PL UKai HK" fo:font-size="24pt" style:font-name-asian="AR PL UKai HK" style:font-size-asian="24pt" style:font-size-complex="24pt"/>
    </style:style>
    <style:style style:name="T15" style:family="text">
      <style:text-properties style:font-name="AR PL UKai HK" fo:font-size="25pt" style:font-name-asian="AR PL UKai HK" style:font-size-asian="25pt" style:font-size-complex="25pt"/>
    </style:style>
    <style:style style:name="T16" style:family="text">
      <style:text-properties style:font-name="AR PL UKai HK" fo:font-size="25.5pt" style:font-name-asian="AR PL UKai HK" style:font-size-asian="25.5pt" style:font-size-complex="25.5pt"/>
    </style:style>
    <style:style style:name="T17" style:family="text">
      <style:text-properties style:font-name="AR PL UKai HK" fo:font-size="27pt" style:font-name-asian="AR PL UKai HK" style:font-size-asian="27pt" style:font-size-complex="27pt"/>
    </style:style>
    <style:style style:name="T18" style:family="text">
      <style:text-properties style:font-name="AR PL UKai HK" fo:font-size="32pt" style:font-name-asian="AR PL UKai HK" style:font-size-asian="32pt" style:font-size-complex="32pt"/>
    </style:style>
    <style:style style:name="T19" style:family="text">
      <style:text-properties style:font-name="AR PL UKai HK" fo:font-size="35pt" style:font-name-asian="AR PL UKai HK" style:font-size-asian="35pt" style:font-size-complex="35pt"/>
    </style:style>
    <style:style style:name="T20" style:family="text">
      <style:text-properties style:font-name="AR PL UKai HK" fo:font-size="24.5pt" style:font-name-asian="AR PL UKai HK" style:font-size-asian="24.5pt" style:font-size-complex="24.5pt"/>
    </style:style>
    <style:style style:name="T21" style:family="text">
      <style:text-properties fo:font-size="25.5pt" style:font-size-asian="25.5pt" style:font-size-complex="25.5pt"/>
    </style:style>
    <style:style style:name="T22" style:family="text">
      <style:text-properties fo:font-size="25.5pt" officeooo:rsid="001c06d8" style:font-size-asian="25.5pt" style:font-size-complex="25.5pt"/>
    </style:style>
    <style:style style:name="T23" style:family="text">
      <style:text-properties fo:font-size="25.5pt" fo:letter-spacing="0.176cm" style:font-size-asian="25.5pt" style:font-size-complex="25.5pt"/>
    </style:style>
    <style:style style:name="T24" style:family="text">
      <style:text-properties fo:font-size="25.5pt" fo:letter-spacing="0.176cm" officeooo:rsid="001c06d8" style:font-size-asian="25.5pt" style:font-size-complex="25.5pt"/>
    </style:style>
    <style:style style:name="T25" style:family="text">
      <style:text-properties fo:font-size="19.3999996185303pt" style:font-size-asian="17pt" style:font-size-complex="19.3999996185303pt"/>
    </style:style>
    <style:style style:name="T26" style:family="text">
      <style:text-properties officeooo:rsid="001c06d8"/>
    </style:style>
    <style:style style:name="T27" style:family="text">
      <style:text-properties officeooo:rsid="001c2459"/>
    </style:style>
    <style:style style:name="T28" style:family="text">
      <style:text-properties officeooo:rsid="001dd722"/>
    </style:style>
    <style:style style:name="T29" style:family="text">
      <style:text-properties officeooo:rsid="001fbb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逍遙遊</text:p>
      <text:p text:style-name="P1">北冥有魚，其名為鯤。鯤之大，不知其幾千里也。化而為鳥，其名為鵬。鵬之背，不知其幾千里也；怒而飛，其翼若垂天之雲。是鳥也，海運則將徙於南冥。南冥者，天池也。齊諧者，志怪者也。諧之言曰：「鵬之徙於南冥也，水擊三千里，摶扶搖而上者九萬里，去以六月息者也。」野馬也，塵埃也，生物之以息相吹也。天之蒼蒼，其正色邪？其遠而無所至極邪？其視下也亦若是，則已矣。且夫水之積也不厚，則負大舟也無力。覆杯水於坳堂之上，則芥為之舟，置杯焉則膠，水淺而舟大也。風之積也不厚，則其負大翼也無力。故九萬里則風斯在下矣，而後乃今培風；背負青天而莫之夭閼者，而後乃今將圖南。蜩與學鳩笑之曰：「我決起而飛，槍榆、枋，時則不至而控於地而已矣，奚以之九萬里而南為？」適莽蒼者三湌而反，腹猶果然；適百里者宿舂糧；適千里者三月聚糧。之二蟲又何知！小知不及大知，小年不及大年。奚以知其然也？朝菌不知晦朔，蟪蛄不知春秋，此小年也。楚之南有冥靈者，以五百歲為春，五百歲為秋；上古有大椿者，以八千歲為春，八千歲為秋。而彭祖乃今以久特聞，眾人匹之，不亦悲乎！</text:p>
      <text:p text:style-name="P1">湯之問棘也是已。窮髮之北，有冥海者，天池也。有魚焉，其廣數千里，未有知其脩者，其名為鯤。有鳥焉，其名為鵬，背若泰山，翼若垂天之雲，摶扶搖羊角而上者九萬里，絕雲氣，負青天，然後圖南，<text:soft-page-break/>且適南冥也。斥鴳笑之曰：「彼且奚適也？我騰躍而上，不過數仞而下，翱翔蓬蒿之間，此亦飛之至也。而彼且奚適也？」此小大之辯也。</text:p>
      <text:p text:style-name="P1">故夫知效一官，行比一鄉，德合一君而徵一國者，其自視也亦若此矣。而宋榮子猶然笑之。且舉世而譽之而不加勸，舉世而非之而不加沮，定乎內外之分，辯乎榮辱之竟，斯已矣。彼其於世，未數數然也。雖然，猶有未<text:span text:style-name="T1">樹</text:span>也。夫列子御風而行，泠然善也，旬有五日而後反。彼於致福者，未數數然也。此雖免乎行，猶有所待者也。若夫乘天地之正，而御六氣之辯，以遊無窮者，彼且惡乎待哉！故曰：至人無己，神人無功，聖人無名。</text:p>
      <text:p text:style-name="P1">堯讓天下於許由，曰：「日月出矣，而爝火不息，其於光也，不亦難乎！時雨降矣，而猶浸灌，其於澤也，不亦勞乎！夫子立而天下治，而我猶尸之，吾自視缺然，請致天下。」許由曰：「子治天下，天下既已治也。而我猶代子，吾將為名乎？名者，實之賓也，吾將為賓乎？鷦鷯巢於深林，不過一枝；偃鼠飲河，不過滿腹。歸休乎君！予無所用天下為。庖人雖不治庖，尸祝不越樽俎而代之矣。」</text:p>
      <text:p text:style-name="P1">肩吾問於連叔曰：「吾聞言於接輿，大而無當，往而不反。吾驚怖其言，猶河漢而無極也，大有逕庭，不近人情焉。」連叔曰：「其言謂何哉？」曰：「藐姑射之山，有神人居焉，肌膚若冰雪，淖約若處子，不食五穀，吸風飲露。乘雲氣，御飛龍，而遊乎四海之外。其神凝，<text:soft-page-break/>使物不疵癘而年穀熟。吾以是狂而不信也。」連叔曰：「然，瞽者無以與乎文章之觀，聾者無以與乎鍾鼓之聲。豈唯形骸有聾盲哉？夫知亦有之。是其言也，猶時女也。之人也，之德也，將旁礡萬物，以為一世蘄乎亂，孰弊弊焉以天下為事！之人也，物莫之傷，大浸稽天而不溺，大旱、金石流、土山焦而不熱。是其塵垢粃糠，將猶陶鑄堯、舜者也，孰肯以物為事！宋人資章甫而適諸越，越人斷髮文身，無所用之。堯治天下之民，平海內之政，往見四子藐姑射之山，汾水之陽，窅然喪其天下焉。」</text:p>
      <text:p text:style-name="P1">惠子謂莊子曰：「魏王貽我大瓠之種，我<text:span text:style-name="T1">樹</text:span>之成而實五石，以盛水漿，其堅不能自舉也。剖之以為瓢，則瓠落無所容。非不呺然大也，吾為其無用而掊之。」莊子曰：「夫子固拙於用大矣。宋人有善為不龜手之藥者，世世以洴澼絖為事。客聞之，請買其方百金。聚族而謀曰：『我世世為洴澼絖，不過數金；今一朝而鬻技百金，請與之。』客得之，以說吳王。越有難，吳王使之將。冬，與越人水戰，大敗越人，裂地而封之。能不龜手一也，或以封，或不免於洴澼絖，則所用之異也。今子有五石之瓠，何不慮以為大樽而浮乎江湖，而憂其瓠落無所容？則夫子猶有蓬之心也夫！」</text:p>
      <text:p text:style-name="P1">惠子謂莊子曰：「吾有大<text:span text:style-name="T1">樹</text:span>，人謂之樗。其大本擁腫而不中繩墨，其小枝卷曲而不中規矩，立之塗，匠者不顧。今子之言，大而無用，眾<text:soft-page-break/>所同去也。」莊子曰：「子獨不見狸狌乎？卑身而伏，以候敖者；東西跳梁，不避高下；中於機辟，死於罔罟。今夫斄牛，其大若垂天之雲。此能為大矣，而不能執鼠。今子有大<text:span text:style-name="T1">樹</text:span>，患其無用，何不<text:span text:style-name="T1">樹</text:span>之於無何有之鄉，廣莫之野，彷徨乎無為其側，逍遙乎寢臥其下？不夭斤斧，物無害者，無所可用，安所困苦哉！」</text:p>
      <text:p text:style-name="P1">天地<text:span text:style-name="T26">14</text:span></text:p>
      <text:p text:style-name="P1">孝子不諛其親，忠臣不諂其君，臣子之盛也。親之所言而然，所行而善，則世俗謂之不肖子；君之所言而然，所行而善，則世俗謂之不肖臣。而未知此其必然邪！世俗之所謂然而然之，所謂善而善之，則不謂之道諛之人也。然則俗固嚴於親而尊於君邪！謂己道人，則勃然作色；謂己諛人，則怫然作色。而終身道人也，終身諛人也，合譬飾辭聚眾也，是始終本末不相坐。垂衣裳，設采色，動容貌，以媚一世，而不自謂道諛，與夫人之為徒，通是非，而不自謂眾人，愚之至也。知其愚者，非大愚也；知其惑者，非大惑也。大惑者，終身不解；大愚者，終身不靈。三人行而一人惑，所適者猶可致也，惑者少也；二人惑則勞而不至，惑者勝也。而今也以天下惑，予雖有祈嚮，不可得也。不亦悲乎！</text:p>
      <text:p text:style-name="P1">大聲不入於里耳，《折楊》、《皇荂》，則嗑然而笑。是故高言不止於眾人之心，至言不出，俗言勝也。以二缶鍾惑，而所適不得矣。而<text:soft-page-break/>今也以天下惑，予雖有祈嚮，其庸可得邪？知其不可得也而強之，又一惑也，故莫若釋之而不推。不推，誰其比憂！厲之人夜半生其子，遽取火而視之，汲汲然惟恐其似己也。</text:p>
      <text:p text:style-name="P1">秋水</text:p>
      <text:p text:style-name="P1">秋水時至，百川灌河，涇流之大，兩涘渚崖之間，不辯牛馬。於是焉河伯欣然自喜，以天下之美為盡在己。順流而東行，至於北海，東面而視，不見水端，於是焉河伯始旋其面目，望洋向若而歎，曰：「野語有之曰『聞道百，以為莫己若』者，我之謂也。且夫我嘗聞少仲尼之聞而輕伯夷之義者，始吾弗信，今我睹子之難窮也，吾非至於子之門則殆矣，吾長見笑於大方之家。」</text:p>
      <text:p text:style-name="P1">北海若曰：「井蛙不可以語於海者，拘於虛也；夏蟲不可以語於冰者，篤於時也；曲士不可以語於道者，束於教也。今爾出於崖涘，觀於大海，乃知爾醜，爾將可與語大理矣。天下之水，莫大於海，萬川歸之，不知何時止而不盈；尾閭泄之，不知何時已而不虛；春秋不變，水旱不知。此其過江河之流，不可為量數。而吾未嘗以此自多者，自以比形於天地而受氣於陰陽，吾在天地之間，猶小石小木之在大山也，方存乎見少，又奚以自多！計四海之在天地之間也，不似礨空之在大澤乎？計中國之在海內，不似稊米之在大倉乎？號物之數謂之萬，人處一焉；人卒九州，穀食之所生，舟車之所通，人處一焉。此其比萬物<text:soft-page-break/>也，不似豪末之在於馬體乎？五帝之所連，三王之所爭，仁人之所憂，任士之所勞，盡此矣。伯夷辭之以為名，仲尼語之以為博，此其自多也，不似爾向之自多於水乎？」</text:p>
      <text:p text:style-name="P1">河伯曰：「然則吾大天地而小毫末可乎？」北海若曰：「否。夫物，量無窮，時無止，分無常，終始無故。是故大知觀於遠近，故小而不寡，大而不多，知量無窮；證曏今故，故遙而不悶，掇而不跂，知時無止；察乎盈虛，故得而不喜，失而不憂，知分之無常也；明乎坦塗，故生而不說，死而不禍，知終始之不可故也。計人之所知，不若其所不知；其生之時，不若未生之時。以其至小，求窮其至大之域，是故迷亂而不能自得也。由此觀之，又何以知毫末之足以定至細之倪！又何以知天地之足以窮至大之域！」</text:p>
      <text:p text:style-name="P1">河伯曰：「世之議者皆曰：『至精無形，至大不可圍。』是信情乎？」北海若曰：「夫自細視大者不盡，自大視細者不明。夫精，小之微也，垺，大之殷也，故異便。此勢之有也。夫精粗者，期於有形者也；無形者，數之所不能分也；不可圍者，數之所不能窮也。可以言論者，物之粗也；可以意致者，物之精也；言之所不能論，意之所不能察致者，不期精粗焉。是故大人之行，不出乎害人，不多仁恩；動不為利，不賤門隸；貨財弗爭，不多辭讓；事焉不惜人，不多食乎力，不賤貪污；行殊乎俗，不多辟異；為在從眾，不賤佞諂；世之爵<text:soft-page-break/>祿不足以為勸，戮恥不足以為辱；知是非之不可為分，細大之不可為倪。聞曰：『道人不聞，至德不得，大人無己，約分之至也。」</text:p>
      <text:p text:style-name="P1">河伯曰：「若物之外，若物之內，惡至而倪貴賤？惡至而倪小大？」北海若曰：「以道觀之，物無貴賤；以物觀之，自貴而相賤：以俗觀之，貴賤不在己。以差觀之，因其所大而大之，則萬物莫不大；因其所小而小之，則萬物莫不小。知天地之為稊米也，知豪末之為丘山也，則差數等矣。以功觀之，因其所有而有之，則萬物莫不有；因其所無而無之，則萬物莫不無。知東西之相反，而不可以相無，則功分定矣。以趣觀之，因其所然而然之，則萬物莫不然；因其所非而非之，則萬物莫不非。知堯、桀之自然而相非，則趣操睹矣。昔者堯、舜讓而帝，之、噲讓而絕；湯、武爭而王，白公爭而滅。由此觀之，爭讓之禮，堯、桀之行，貴賤有時，未可以為常也。梁麗可以衝城，而不可以窒穴，言殊器也；騏驥驊騮，一日而馳千里，捕鼠不如狸狌，言殊技也；鴟鵂夜撮蚤，察毫末，晝出瞋目而不見丘山，言殊性也。故曰：蓋師是而無非，師治而無亂乎？是未明天地之理，萬物之情者也。是猶師天而無地，師陰而無陽，其不可行明矣。然且語而不舍，非愚則誣也。帝王殊禪，三代殊繼。差其時，逆其俗者，謂之篡夫；當其時，順其俗者，謂之義徒。默默乎河伯！女惡知貴賤之門，大小之家！」</text:p>
      <text:p text:style-name="P1"><text:soft-page-break/>河伯曰：「然則我何為乎？何不為乎？吾辭受趣舍，吾終奈何？」北海若曰：「以道觀之，何貴何賤，是謂反衍，無拘而志，與道大蹇。何少何多，是謂謝施，無一而行，與道參差。嚴乎若國之有君，其無私德；繇繇乎若祭之有社，其無私福；泛泛乎</text:p>
      <text:p text:style-name="P2">若四方之無窮，其無所畛域。兼懷萬物，其孰承翼？是謂無方。萬物一齊，孰短孰長？道無終始，物有死生，不恃其成；一虛一滿，不位乎其形。年不可舉，時不可止；消息盈虛，終則有始。是所以語大義之方，論萬物之理也。物之生也若驟若馳，無動而不變，無時而不移。何為乎？何不為乎？夫固將自化。」</text:p>
      <text:p text:style-name="P2">河伯曰：「然則何貴於道邪？」北海若曰：「知道者必達於理，達於理者必明於權，明於權者不以物害己。至德者，火弗能熱，水弗能溺，寒暑弗能害，禽獸弗能賊。非謂其薄之也，言察乎安危，寧於禍福，謹於去就，莫之能害也。故曰：天在內，人在外，德在乎天。知天人之行，本乎天，位乎得。蹢䠱而屈伸，反要而語極。」曰：「何謂天？何謂人？」北海若曰：「牛馬四足，是謂天；落馬首，穿牛鼻，是謂人。故曰：無以人滅天，無以故滅命，無以得殉名。謹守而勿失，是謂反其真。」</text:p>
      <text:p text:style-name="P2">夔憐蚿，蚿憐蛇，蛇憐風，風憐目，目憐心。</text:p>
      <text:p text:style-name="P2"><text:soft-page-break/>夔謂蚿曰：「吾以一足趻踔而行，予無如矣。今子之使萬足，獨奈何？」蚿曰：「不然。子不見夫唾者乎？噴則大者如珠，小者如霧，雜而下者不可勝數也。今予動吾天機，而不知其所以然。」</text:p>
      <text:p text:style-name="P2">蚿謂蛇曰：「吾以眾足行，而不及子之無足，何也？」蛇曰：「夫天機之所動，何可易邪？吾安用足哉！」</text:p>
      <text:p text:style-name="P2">蛇謂風曰：「予動吾脊脅而行，則有似也。今子蓬蓬然起於北海，蓬蓬然入於南海，而似無有，何也？」風曰：「然。予蓬蓬然起於北海而入於南海也，然而指我則勝我，䠓我亦勝我。雖然，夫折大木，蜚大屋者，唯我能也，故以眾小不勝為大勝也。為大勝者，唯聖人能之。」</text:p>
      <text:p text:style-name="P2">孔子遊於匡，宋人圍之數匝，而絃歌不惙。子路入見，曰：「何夫子之娛也？」孔子曰：「來！吾語女。我諱窮久矣，而不免，命也；求通久矣，而不得，時也。當堯、舜而天下無窮人，非知得也，當桀，紂而天下無通人，非知失也，時勢適然。夫水行不避蛟龍者，漁父之勇也；陸行不避兕虎者，獵夫之勇也；白刃交於前，視死若生者，烈士之勇也；知窮之有命，知通之有時，臨大難而不懼者，聖人之勇也。由處矣！吾命有所制矣。」無幾何，將甲者進，辭曰：「以為陽虎也，故圍之；今非也，請辭而退。」</text:p>
      <text:p text:style-name="P2"><text:soft-page-break/>公孫龍問於魏牟曰：「龍少學先生之道，長而明仁義之行，合同異，雜堅白，然不然，可不可，困百家之知，窮眾口之辯，吾自以為至達已。今吾聞莊子之言，汒焉異之，不知論之不及與，知之弗若與？今吾無所開吾喙，敢問其方。」</text:p>
      <text:p text:style-name="P2">公子牟隱机太息，仰天而笑曰：「子獨不聞夫埳井之鼃乎？謂東海之鱉曰：『吾樂與！出跳梁乎井幹之上，入休乎缺甃之崖，赴水則接腋持頤，蹶泥則沒足滅跗，還虷蟹與科斗，莫吾能若也。且夫擅一壑之水，而跨跱埳井之樂，此亦至矣，夫子奚不時來入觀乎？』東海之鱉左足未入，而右膝已縶矣。於是逡巡而卻，告之海曰：『夫千里之遠，不足以舉其大；千仞之高，不足以極其深。禹之時，十年九潦，而水弗為加益；湯之時，八年七旱，而崖不為加損。夫不為頃久推移，不以多少進退者，此亦東海之大樂也。』於是埳井之鼃聞之，適適然驚，規規然自失也。且夫知不知是非之竟，而猶欲觀於莊子之言，是猶使蚊負山，商蚷馳河也，必不勝任矣。且夫知不知論極妙之言，而自適一時之利者，是非埳井之鼃與？且彼方跐黃泉而登大皇，無南無北，奭然四解，淪於不測；無東無西，始於玄冥，反於大通。子乃規規然而求之以察，索之以辯，是直用管窺天，用錐指地也，不亦小乎！子往矣！且子獨不聞壽陵餘子之學行於邯鄲與？未得國能，又失其故行矣，直匍匐而歸耳。今子不去，將忘子之故，失子之業。」</text:p>
      <text:p text:style-name="P2"><text:soft-page-break/>公孫龍口呿而不合，舌舉而不下，乃逸而走。</text:p>
      <text:p text:style-name="P2">莊子釣於濮水，楚王使大夫二人往先焉，曰：「願以境內累矣！」莊子持竿不顧，曰：「吾聞楚有神<text:span text:style-name="T1">龜</text:span>，死已三千歲矣，王巾笥而藏之廟堂之上。此<text:span text:style-name="T1">龜</text:span>者，寧其死為留骨而貴乎，寧其生而曳尾於塗中乎？」二大夫曰：「寧生而曳尾塗中。」莊子曰：「往矣！吾將曳尾於塗中。」</text:p>
      <text:p text:style-name="P2">惠子相梁，莊子往見之。或謂惠子曰：「莊子來，欲代子相。」於是惠子恐，搜於國中三日三夜。莊子往見之，曰：「南方有鳥，其名為鵷鶵，子知之乎？夫鵷鶵發於南海而飛於北海，非梧桐不止，非練實不食，非醴泉不飲。於是鴟得腐鼠，鵷鶵過之，仰而視之曰：『嚇！』今子欲以子之梁國而嚇我邪？」</text:p>
      <text:p text:style-name="P2">莊子與惠子遊於濠梁之上。莊子曰：「儵魚出遊從容，是魚樂也。」惠子曰：「子非魚，安知魚之樂？」莊子曰：「子非我，安知我不知魚之樂？」惠子曰：「我非子，固不知子矣；子固非魚也，子之不知魚之樂全矣。」莊子曰：「請循其本。子曰『汝安知魚樂』云者，既已知吾知之而問我，我知之濠上也。」</text:p>
      <text:p text:style-name="P2">外物<text:span text:style-name="T27">4</text:span></text:p>
      <text:p text:style-name="Standard"><text:span text:style-name="T21">儒以《</text:span><text:a xlink:type="simple" xlink:href="https://ctext.org/book-of-poetry/zh" text:style-name="Internet_20_link" text:visited-style-name="Visited_20_Internet_20_Link"><text:span text:style-name="T21">詩</text:span></text:a><text:span text:style-name="T21">》、《禮》發冢。大儒臚傳曰：「東方作矣，事之何若？」小儒曰：「未解裙襦，口中有珠。《</text:span><text:a xlink:type="simple" xlink:href="https://ctext.org/book-of-poetry/zh" text:style-name="Internet_20_link" text:visited-style-name="Visited_20_Internet_20_Link"><text:span text:style-name="T21">詩</text:span></text:a><text:span text:style-name="T21">》固有之曰：『青青之麥，生</text:span><text:soft-page-break/><text:span text:style-name="T21">於陵陂。生不布施，死何含珠為？』接其鬢，壓其顪，儒以金椎控其頤，徐別其頰，無傷口中珠！」</text:span></text:p>
      <text:p text:style-name="P2">外物<text:span text:style-name="T28">6</text:span></text:p>
      <text:p text:style-name="P2">宋元君夜半而夢人被髮闚阿門，曰：「予自宰路之淵，予為清江使河伯之所，漁者余且得予。」元君覺，使人占之，曰：「此神<text:span text:style-name="T1">龜</text:span>也。」君曰：「漁者有余且乎？」左右曰：「有。」君曰：「令余且會朝。」明日，余且朝。君曰：「漁何得？」對曰：「且之網，得白<text:span text:style-name="T1">龜</text:span>焉，其圓五尺。」君曰：「獻若之<text:span text:style-name="T1">龜</text:span>。」<text:span text:style-name="T1">龜</text:span>至，君再欲殺之，再欲活之，心疑，卜之，曰：「殺<text:span text:style-name="T1">龜</text:span>以卜，吉。」乃刳<text:span text:style-name="T1">龜</text:span>，七十二鑽而無遺筴。</text:p>
      <text:p text:style-name="P2">仲尼曰：「神<text:span text:style-name="T1">龜</text:span>能見夢於元君而不能避余且之網；知能七十二鑽而無遺筴，不能避刳腸之患。如是，則知有所困，神有所不及也。雖有至知，萬人謀之。魚不畏網而畏鵜鶘。去小知而大知明，去善而自善矣。」嬰兒生無石師而能言，與能言者處也。</text:p>
      <text:p text:style-name="P2">外物<text:span text:style-name="T29">7</text:span></text:p>
      <text:p text:style-name="P2">惠子謂莊子曰：「子言無用。」莊子曰：「知無用而始可與言用矣。夫地非不廣且大也，人之所用容足耳。然則廁足而墊之，致黃泉，人尚有用乎？」惠子曰：「無用。」莊子曰：「然則無用之為用也亦明矣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KaitiM Big5" svg:font-family="'AR PL KaitiM Big5'" style:font-pitch="variable"/>
    <style:font-face style:name="AR PL UKai HK" svg:font-family="'AR PL UKai HK'" style:font-pitch="variable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CJK SC DemiLigh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CJK SC Demi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 PL UKai HK" fo:font-family="'AR PL UKai HK'" style:font-pitch="variable" fo:font-size="25.5pt" style:font-name-asian="AR PL UKai HK" style:font-family-asian="'AR PL UKai HK'" style:font-pitch-asian="variable" style:font-size-asian="25.5pt" style:font-size-complex="25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CJK SC DemiLight" style:font-family-complex="'Noto Sans CJK SC Demi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tb-r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29:36.965157180</meta:creation-date>
    <dc:date>2018-08-05T21:53:26.194474587</dc:date>
    <meta:editing-duration>PT1H6M40S</meta:editing-duration>
    <meta:editing-cycles>8</meta:editing-cycles>
    <meta:generator>LibreOffice/5.4.4.2$Linux_X86_64 LibreOffice_project/40m0$Build-2</meta:generator>
    <meta:document-statistic meta:table-count="0" meta:image-count="0" meta:object-count="0" meta:page-count="12" meta:paragraph-count="38" meta:word-count="6160" meta:character-count="6161" meta:non-whitespace-character-count="6161"/>
  </office:meta>
</office:document-meta>
</file>